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9876aa" loext:opacity="100%" style:font-name="JetBrains Mono" fo:font-size="11.5pt" fo:font-style="italic" fo:font-weight="normal" style:font-size-asian="11.5pt" style:font-style-asian="italic" style:font-weight-asian="normal"/>
    </style:style>
    <style:style style:name="T3" style:family="text">
      <style:text-properties fo:color="#cc7832" loext:opacity="100%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*</text:span><text:line-break/><text:span text:style-name="T1">Вы — backend-разработчик в интернет-магазине.</text:span><text:line-break/><text:span text:style-name="T1">Дела идут в гору и магазин решил повысить лояльность покупателей, предоставляя им персональные скидки.</text:span><text:line-break/><text:span text:style-name="T1">К вам обратился product owner с задачей создать простую систему лояльности, которая предоставляет процентную скидку на корзину.</text:span><text:line-break/><text:span text:style-name="T1">Размер скидки зависит от покупателя.</text:span><text:line-break/><text:span text:style-name="T1">Аналитики уже определили, какие скидки должны быть предоставлены покупателям.</text:span><text:line-break/><text:line-break/><text:line-break/><text:span text:style-name="T2">## Определения</text:span><text:line-break/><text:line-break/><text:span text:style-name="T1">Корзина - список покупок покупателя.</text:span><text:line-break/><text:line-break/><text:span text:style-name="T1">Покупка:</text:span><text:line-break/><text:span text:style-name="T3">- </text:span><text:span text:style-name="T1">id товара</text:span><text:line-break/><text:span text:style-name="T3">- </text:span><text:span text:style-name="T1">цена</text:span><text:line-break/><text:span text:style-name="T3">- </text:span><text:span text:style-name="T1">итоговая стоимость c учетом скидки</text:span><text:line-break/><text:line-break/><text:span text:style-name="T1">Скидка. Для покупателя может быть задан % скидки (целое число).</text:span><text:line-break/><text:line-break/><text:line-break/><text:span text:style-name="T2">## Задача</text:span><text:line-break/><text:span text:style-name="T1">Написать часть новой системы лояльности, которая:</text:span><text:line-break/><text:span text:style-name="T3">- </text:span><text:span text:style-name="T1">на вход получает id покупателя и корзину</text:span><text:line-break/><text:span text:style-name="T3">- </text:span><text:span text:style-name="T1">вычисляет и применяет скидки</text:span><text:line-break/><text:span text:style-name="T3">- </text:span><text:span text:style-name="T1">возвращает корзину, в которой учтены скидки. Скидка учитывается в стоимости покупки</text:span><text:line-break/><text:line-break/><text:span text:style-name="T1">*/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22:29:03.416656471</meta:creation-date>
    <dc:date>2025-07-17T22:30:41.003693776</dc:date>
    <meta:editing-duration>PT1M38S</meta:editing-duration>
    <meta:editing-cycles>1</meta:editing-cycles>
    <meta:document-statistic meta:table-count="0" meta:image-count="0" meta:object-count="0" meta:page-count="1" meta:paragraph-count="1" meta:word-count="113" meta:character-count="806" meta:non-whitespace-character-count="685"/>
    <meta:generator>LibreOffice/7.3.7.2$Linux_X86_64 LibreOffice_project/30$Build-2</meta:generator>
  </office:meta>
</office:document-meta>
</file>